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Footnote">
      <style:text-properties officeooo:rsid="00884a2f" officeooo:paragraph-rsid="00884a2f"/>
    </style:style>
    <style:style style:name="P59" style:family="paragraph" style:parent-style-name="Footnote">
      <style:text-properties officeooo:rsid="0089130f" officeooo:paragraph-rsid="0089130f"/>
    </style:style>
    <style:style style:name="P60"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1" style:family="paragraph" style:parent-style-name="Text_20_body">
      <style:text-properties officeooo:rsid="002a7c47" officeooo:paragraph-rsid="002a7c47"/>
    </style:style>
    <style:style style:name="P62" style:family="paragraph" style:parent-style-name="Text_20_body">
      <style:text-properties officeooo:rsid="002b304d" officeooo:paragraph-rsid="002b304d"/>
    </style:style>
    <style:style style:name="P63" style:family="paragraph" style:parent-style-name="Text_20_body">
      <style:text-properties officeooo:rsid="002bf5f7" officeooo:paragraph-rsid="002c7eb9"/>
    </style:style>
    <style:style style:name="P64" style:family="paragraph" style:parent-style-name="Text_20_body">
      <style:text-properties officeooo:rsid="002c7eb9" officeooo:paragraph-rsid="002dbce2"/>
    </style:style>
    <style:style style:name="P65" style:family="paragraph" style:parent-style-name="Text_20_body">
      <style:text-properties officeooo:rsid="00309b9d" officeooo:paragraph-rsid="00309b9d"/>
    </style:style>
    <style:style style:name="P66" style:family="paragraph" style:parent-style-name="Text_20_body">
      <style:text-properties officeooo:rsid="00309b9d" officeooo:paragraph-rsid="0036ecb7"/>
    </style:style>
    <style:style style:name="P67" style:family="paragraph" style:parent-style-name="Text_20_body">
      <style:text-properties officeooo:rsid="00392665" officeooo:paragraph-rsid="00392665"/>
    </style:style>
    <style:style style:name="P68" style:family="paragraph" style:parent-style-name="Text_20_body">
      <style:text-properties officeooo:rsid="003d3856" officeooo:paragraph-rsid="003d3856"/>
    </style:style>
    <style:style style:name="P69" style:family="paragraph" style:parent-style-name="Text_20_body">
      <style:text-properties officeooo:rsid="0036ecb7" officeooo:paragraph-rsid="0036ecb7"/>
    </style:style>
    <style:style style:name="P70" style:family="paragraph" style:parent-style-name="Text_20_body">
      <style:text-properties officeooo:paragraph-rsid="00414efa"/>
    </style:style>
    <style:style style:name="P71" style:family="paragraph" style:parent-style-name="Text_20_body">
      <style:text-properties officeooo:paragraph-rsid="0041c822"/>
    </style:style>
    <style:style style:name="P72" style:family="paragraph" style:parent-style-name="Text_20_body">
      <style:text-properties officeooo:rsid="0041c822" officeooo:paragraph-rsid="004300d0"/>
    </style:style>
    <style:style style:name="P73" style:family="paragraph" style:parent-style-name="Text_20_body">
      <style:text-properties officeooo:rsid="004300d0" officeooo:paragraph-rsid="004300d0"/>
    </style:style>
    <style:style style:name="P74" style:family="paragraph" style:parent-style-name="Text_20_body">
      <style:text-properties officeooo:rsid="0044ef66" officeooo:paragraph-rsid="0044ef66"/>
    </style:style>
    <style:style style:name="P75" style:family="paragraph" style:parent-style-name="Text_20_body">
      <style:text-properties officeooo:paragraph-rsid="0044ef66"/>
    </style:style>
    <style:style style:name="P76" style:family="paragraph" style:parent-style-name="Text_20_body">
      <style:text-properties officeooo:paragraph-rsid="004c77d2"/>
    </style:style>
    <style:style style:name="P77" style:family="paragraph" style:parent-style-name="Text_20_body">
      <style:text-properties officeooo:paragraph-rsid="004d11f9"/>
    </style:style>
    <style:style style:name="P78" style:family="paragraph" style:parent-style-name="Text_20_body">
      <style:text-properties officeooo:rsid="004f8e86" officeooo:paragraph-rsid="004f8e86"/>
    </style:style>
    <style:style style:name="P79" style:family="paragraph" style:parent-style-name="Text_20_body">
      <style:text-properties officeooo:rsid="00518b47" officeooo:paragraph-rsid="00518b47"/>
    </style:style>
    <style:style style:name="P80" style:family="paragraph" style:parent-style-name="Text_20_body">
      <style:text-properties officeooo:rsid="00535aae" officeooo:paragraph-rsid="00535aae"/>
    </style:style>
    <style:style style:name="P81" style:family="paragraph" style:parent-style-name="Text_20_body">
      <style:text-properties officeooo:rsid="00541536" officeooo:paragraph-rsid="00541536"/>
    </style:style>
    <style:style style:name="P82" style:family="paragraph" style:parent-style-name="Text_20_body">
      <style:text-properties officeooo:rsid="005d9947" officeooo:paragraph-rsid="005d9947"/>
    </style:style>
    <style:style style:name="P83" style:family="paragraph" style:parent-style-name="Text_20_body">
      <style:text-properties officeooo:rsid="0060cd08" officeooo:paragraph-rsid="0060cd08"/>
    </style:style>
    <style:style style:name="P84" style:family="paragraph" style:parent-style-name="Text_20_body">
      <style:text-properties officeooo:rsid="002dbce2" officeooo:paragraph-rsid="002dbce2"/>
    </style:style>
    <style:style style:name="P85" style:family="paragraph" style:parent-style-name="Text_20_body">
      <style:text-properties officeooo:rsid="0065f5e1" officeooo:paragraph-rsid="0065f5e1"/>
    </style:style>
    <style:style style:name="P86" style:family="paragraph" style:parent-style-name="Text_20_body">
      <style:text-properties style:font-name="Liberation Sans" officeooo:rsid="00682701" officeooo:paragraph-rsid="00682701"/>
    </style:style>
    <style:style style:name="P87" style:family="paragraph" style:parent-style-name="Text_20_body">
      <style:text-properties style:font-name="Liberation Sans" officeooo:rsid="0068e3a5" officeooo:paragraph-rsid="0068e3a5"/>
    </style:style>
    <style:style style:name="P88" style:family="paragraph" style:parent-style-name="Text_20_body">
      <style:text-properties officeooo:rsid="0068e3a5" officeooo:paragraph-rsid="0068e3a5"/>
    </style:style>
    <style:style style:name="P89" style:family="paragraph" style:parent-style-name="Text_20_body">
      <style:text-properties officeooo:rsid="006922f6" officeooo:paragraph-rsid="006922f6"/>
    </style:style>
    <style:style style:name="P90" style:family="paragraph" style:parent-style-name="Text_20_body">
      <style:text-properties officeooo:rsid="0064d204" officeooo:paragraph-rsid="0064d204"/>
    </style:style>
    <style:style style:name="P91" style:family="paragraph" style:parent-style-name="Text_20_body">
      <style:text-properties officeooo:rsid="006b4d5b" officeooo:paragraph-rsid="006b4d5b"/>
    </style:style>
    <style:style style:name="P92" style:family="paragraph" style:parent-style-name="Text_20_body">
      <style:text-properties officeooo:rsid="006e14fa" officeooo:paragraph-rsid="006e14fa"/>
    </style:style>
    <style:style style:name="P93" style:family="paragraph" style:parent-style-name="Text_20_body">
      <style:text-properties officeooo:rsid="00705f15" officeooo:paragraph-rsid="00705f15"/>
    </style:style>
    <style:style style:name="P94" style:family="paragraph" style:parent-style-name="Text_20_body">
      <style:text-properties officeooo:rsid="007213c9" officeooo:paragraph-rsid="007213c9"/>
    </style:style>
    <style:style style:name="P95" style:family="paragraph" style:parent-style-name="Text_20_body">
      <style:text-properties officeooo:rsid="0074a082" officeooo:paragraph-rsid="0074a082"/>
    </style:style>
    <style:style style:name="P96" style:family="paragraph" style:parent-style-name="Text_20_body">
      <style:text-properties officeooo:rsid="00769bf6" officeooo:paragraph-rsid="00769bf6"/>
    </style:style>
    <style:style style:name="P97" style:family="paragraph" style:parent-style-name="Text_20_body">
      <style:text-properties officeooo:rsid="00792a34" officeooo:paragraph-rsid="00792a34"/>
    </style:style>
    <style:style style:name="P98" style:family="paragraph" style:parent-style-name="Text_20_body">
      <style:text-properties officeooo:rsid="007a68d4" officeooo:paragraph-rsid="007a68d4"/>
    </style:style>
    <style:style style:name="P99" style:family="paragraph" style:parent-style-name="Text_20_body">
      <style:text-properties officeooo:rsid="007c0f42" officeooo:paragraph-rsid="007c0f42"/>
    </style:style>
    <style:style style:name="P100" style:family="paragraph" style:parent-style-name="Text_20_body">
      <style:text-properties officeooo:rsid="007c0f42" officeooo:paragraph-rsid="0084b575"/>
    </style:style>
    <style:style style:name="P101" style:family="paragraph" style:parent-style-name="Text_20_body">
      <style:text-properties officeooo:rsid="007da8a4" officeooo:paragraph-rsid="007da8a4"/>
    </style:style>
    <style:style style:name="P102" style:family="paragraph" style:parent-style-name="Text_20_body">
      <style:text-properties officeooo:rsid="0080ddf3" officeooo:paragraph-rsid="0080ddf3"/>
    </style:style>
    <style:style style:name="P103" style:family="paragraph" style:parent-style-name="Text_20_body">
      <style:text-properties officeooo:rsid="0082391c" officeooo:paragraph-rsid="0084b575"/>
    </style:style>
    <style:style style:name="P104" style:family="paragraph" style:parent-style-name="Text_20_body">
      <style:text-properties officeooo:rsid="0084b575" officeooo:paragraph-rsid="0084b575"/>
    </style:style>
    <style:style style:name="P105" style:family="paragraph" style:parent-style-name="Text_20_body">
      <style:text-properties officeooo:rsid="008a8b1e" officeooo:paragraph-rsid="008a8b1e"/>
    </style:style>
    <style:style style:name="P106" style:family="paragraph" style:parent-style-name="Text_20_body">
      <style:text-properties officeooo:rsid="00884a2f" officeooo:paragraph-rsid="00884a2f"/>
    </style:style>
    <style:style style:name="P107" style:family="paragraph" style:parent-style-name="Text_20_body">
      <style:text-properties officeooo:rsid="008dc09a" officeooo:paragraph-rsid="008dc09a"/>
    </style:style>
    <style:style style:name="P108" style:family="paragraph" style:parent-style-name="Text_20_body">
      <style:text-properties officeooo:rsid="008f7abc" officeooo:paragraph-rsid="008f7abc"/>
    </style:style>
    <style:style style:name="P10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1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1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1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1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1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1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1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17" style:family="paragraph" style:parent-style-name="Text_20_body">
      <style:paragraph-properties fo:margin-top="0.0598in" fo:margin-bottom="0.0598in" loext:contextual-spacing="false"/>
    </style:style>
    <style:style style:name="P118" style:family="paragraph" style:parent-style-name="Quotations">
      <style:text-properties officeooo:rsid="00535aae" officeooo:paragraph-rsid="00535aae"/>
    </style:style>
    <style:style style:name="P119" style:family="paragraph" style:parent-style-name="Quotations">
      <style:text-properties officeooo:rsid="00535aae" officeooo:paragraph-rsid="00541536"/>
    </style:style>
    <style:style style:name="P120" style:family="paragraph" style:parent-style-name="Quotations">
      <style:text-properties officeooo:paragraph-rsid="00535aae"/>
    </style:style>
    <style:style style:name="P121" style:family="paragraph" style:parent-style-name="Quotations">
      <style:text-properties officeooo:rsid="00541536" officeooo:paragraph-rsid="00541536"/>
    </style:style>
    <style:style style:name="P122" style:family="paragraph" style:parent-style-name="Quotations">
      <style:text-properties officeooo:rsid="005a5c01" officeooo:paragraph-rsid="005a5c01"/>
    </style:style>
    <style:style style:name="P123"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24" style:family="paragraph" style:parent-style-name="Quotations">
      <style:text-properties officeooo:paragraph-rsid="007c0f42"/>
    </style:style>
    <style:style style:name="P125" style:family="paragraph" style:parent-style-name="Heading">
      <style:text-properties officeooo:rsid="006922f6" officeooo:paragraph-rsid="006922f6"/>
    </style:style>
    <style:style style:name="P126" style:family="paragraph" style:parent-style-name="Text_20_body" style:list-style-name="L1">
      <style:text-properties officeooo:rsid="006922f6" officeooo:paragraph-rsid="006922f6"/>
    </style:style>
    <style:style style:name="P127" style:family="paragraph" style:parent-style-name="Text_20_body">
      <style:text-properties officeooo:rsid="0082391c" officeooo:paragraph-rsid="0084b575"/>
    </style:style>
    <style:style style:name="P128" style:family="paragraph" style:parent-style-name="Text_20_body">
      <style:text-properties officeooo:rsid="0090a2e6" officeooo:paragraph-rsid="0090a2e6"/>
    </style:style>
    <style:style style:name="P129" style:family="paragraph" style:parent-style-name="Text_20_body">
      <style:text-properties officeooo:rsid="0090afb5" officeooo:paragraph-rsid="0090afb5"/>
    </style:style>
    <style:style style:name="P130" style:family="paragraph" style:parent-style-name="Heading_20_2">
      <style:text-properties officeooo:rsid="0023c569" officeooo:paragraph-rsid="0026de87"/>
    </style:style>
    <style:style style:name="P131" style:family="paragraph" style:parent-style-name="Heading_20_2">
      <style:text-properties officeooo:rsid="002a7c47" officeooo:paragraph-rsid="002a7c47"/>
    </style:style>
    <style:style style:name="P132" style:family="paragraph" style:parent-style-name="Heading_20_2">
      <style:text-properties officeooo:rsid="002b304d" officeooo:paragraph-rsid="0036ecb7"/>
    </style:style>
    <style:style style:name="P133" style:family="paragraph" style:parent-style-name="Heading_20_2">
      <style:text-properties officeooo:rsid="0065f5e1" officeooo:paragraph-rsid="0065f5e1"/>
    </style:style>
    <style:style style:name="P134" style:family="paragraph" style:parent-style-name="Heading_20_2">
      <style:text-properties officeooo:rsid="0040a614" officeooo:paragraph-rsid="0040a614"/>
    </style:style>
    <style:style style:name="P135" style:family="paragraph" style:parent-style-name="Heading_20_2">
      <style:text-properties officeooo:paragraph-rsid="003ef43b"/>
    </style:style>
    <style:style style:name="P136" style:family="paragraph" style:parent-style-name="Heading_20_2">
      <style:text-properties officeooo:rsid="00280c7c" officeooo:paragraph-rsid="00280c7c"/>
    </style:style>
    <style:style style:name="P137" style:family="paragraph" style:parent-style-name="Heading_20_2">
      <style:text-properties style:font-name="Liberation Sans" officeooo:rsid="0018fe52"/>
    </style:style>
    <style:style style:name="P138" style:family="paragraph" style:parent-style-name="Heading_20_2">
      <style:paragraph-properties fo:break-before="page"/>
    </style:style>
    <style:style style:name="P139" style:family="paragraph" style:parent-style-name="Heading_20_3">
      <style:text-properties officeooo:rsid="004f8e86" officeooo:paragraph-rsid="004f8e86"/>
    </style:style>
    <style:style style:name="P140" style:family="paragraph" style:parent-style-name="Heading_20_3">
      <style:text-properties officeooo:rsid="002bf5f7" officeooo:paragraph-rsid="002bf5f7"/>
    </style:style>
    <style:style style:name="P141" style:family="paragraph" style:parent-style-name="Heading_20_3">
      <style:text-properties officeooo:rsid="0065f5e1" officeooo:paragraph-rsid="0065f5e1"/>
    </style:style>
    <style:style style:name="P142" style:family="paragraph" style:parent-style-name="Heading_20_3">
      <style:text-properties officeooo:rsid="00280c7c" officeooo:paragraph-rsid="00280c7c"/>
    </style:style>
    <style:style style:name="P143" style:family="paragraph" style:parent-style-name="Heading_20_3">
      <style:text-properties officeooo:rsid="00280c7c" officeooo:paragraph-rsid="0028a22e"/>
    </style:style>
    <style:style style:name="P144" style:family="paragraph" style:parent-style-name="Heading_20_3">
      <style:text-properties officeooo:rsid="0090afb5" officeooo:paragraph-rsid="0090afb5"/>
    </style:style>
    <style:style style:name="P145" style:family="paragraph" style:parent-style-name="Footnote">
      <style:text-properties officeooo:rsid="0090a2e6" officeooo:paragraph-rsid="0090a2e6"/>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style:style style:name="T89" style:family="text">
      <style:text-properties officeooo:rsid="007a68d4"/>
    </style:style>
    <style:style style:name="T90" style:family="text">
      <style:text-properties officeooo:rsid="007bf761"/>
    </style:style>
    <style:style style:name="T91" style:family="text">
      <style:text-properties officeooo:rsid="007caa44"/>
    </style:style>
    <style:style style:name="T92" style:family="text">
      <style:text-properties officeooo:rsid="007da8a4"/>
    </style:style>
    <style:style style:name="T93" style:family="text">
      <style:text-properties officeooo:rsid="007e88d2"/>
    </style:style>
    <style:style style:name="T94" style:family="text">
      <style:text-properties officeooo:rsid="0080152c"/>
    </style:style>
    <style:style style:name="T95" style:family="text">
      <style:text-properties officeooo:rsid="0082391c"/>
    </style:style>
    <style:style style:name="T96" style:family="text">
      <style:text-properties officeooo:rsid="0083644f"/>
    </style:style>
    <style:style style:name="T97" style:family="text">
      <style:text-properties officeooo:rsid="008695f1"/>
    </style:style>
    <style:style style:name="T98" style:family="text">
      <style:text-properties officeooo:rsid="0089130f"/>
    </style:style>
    <style:style style:name="T99" style:family="text">
      <style:text-properties officeooo:rsid="008beecd"/>
    </style:style>
    <style:style style:name="T100" style:family="text">
      <style:text-properties officeooo:rsid="008dc09a"/>
    </style:style>
    <style:style style:name="T101" style:family="text">
      <style:text-properties officeooo:rsid="0090af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17"><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12">Will Turner: This is either madness… or brilliance. <text:s text:c="15"/></text:p>
      <text:p text:style-name="P112">Jack Sparrow: It’s remarkable how often those two traits coincide. </text:p>
      <text:p text:style-name="P112">Pirates of the Caribbean: The Curse of the Black Pearl</text:p>
      <text:p text:style-name="P76"><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11">Harry Potter and the Philosopher's Stone</text:p>
      <text:p text:style-name="P77"><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14">Criss Jami: Persistence. Perfection. Patience. Power. <text:s text:c="13"/></text:p>
      <text:p text:style-name="P110"><text:s text:c="2"/>Prioritize your passion. It keeps you sane. <text:s text:c="21"/></text:p>
      <text:p text:style-name="P110"><text:s text:c="2"/>Killosophy <text:s text:c="27"/></text:p>
      <text:h text:style-name="P130"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31" text:outline-level="2">Underwriting Ratios and Durations</text:h>
      <text:p text:style-name="P61">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1">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1">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39" text:outline-level="3">“Free” <text:span text:style-name="T70">Lotteries</text:span></text:h>
      <text:p text:style-name="P78">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8">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18">The share amount of the bet, total of all the value in the following list.</text:p>
      <text:p text:style-name="P120">A list of public keys tied to page-keys with value in the blockchain before the proposed chain-end.</text:p>
      <text:p text:style-name="P118">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20">Public key of the better; a fresh key, not attached to any page in the blockchain.</text:p>
      <text:p text:style-name="P120"><text:span text:style-name="T72">All of the above, s</text:span>igned by the private key of the better.</text:p>
      <text:p text:style-name="P79"><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80">Yes, this is a blockchain. <text:s/>The phase <text:span text:style-name="T72">bet chain</text:span> genesis block contains:</text:p>
      <text:p text:style-name="Quotations">Phase sequence number in the main blockchain that this bet chain is betting on</text:p>
      <text:p text:style-name="P122">A random salt</text:p>
      <text:p text:style-name="P119">Total share amount of Larry's underwriting</text:p>
      <text:p text:style-name="P119">Larry's underwriting: a list of public keys tied to page-keys with value in the blockchain before the proposed chain-end</text:p>
      <text:p text:style-name="P121">A list of private key signatures on the above, proving ownership of the shares.</text:p>
      <text:p text:style-name="P81">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81">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2">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15">Rodney King: I just want to say, can we all get along? Can we get along?</text:p>
      <text:p text:style-name="P109"><text:s text:c="2"/>Los Angeles, 1992</text:p>
      <text:h text:style-name="P132" text:outline-level="2">Cheats and catchers</text:h>
      <text:p text:style-name="P62">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2">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40" text:outline-level="3">Levels of trust and liability</text:h>
      <text:p text:style-name="Heading">Givers</text:p>
      <text:p text:style-name="P63">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3">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4">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64">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4">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90">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23">Star Wars IV: A New Hope</text:p>
      <text:p text:style-name="Heading">Chainmakers</text:p>
      <text:p text:style-name="P65">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6">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69">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7">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7">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8">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8">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3">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33" text:outline-level="2">Time's Arrow</text:h>
      <text:p text:style-name="P85">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41" text:outline-level="3">I have a secret (that you don't)</text:h>
      <text:p text:style-name="P85">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92">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116">Oscar Levant: There's a fine line between genius and insanity. <text:s text:c="4"/></text:p>
      <text:p text:style-name="P113"><text:s text:c="2"/>I have erased this line. <text:s text:c="40"/></text:p>
      <text:h text:style-name="P134" text:outline-level="2">Time based block building</text:h>
      <text:p text:style-name="P70"><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0">- <text:span text:style-name="T59">previous end of chain block #X-1 “decided”</text:span></text:p>
      <text:p text:style-name="P70">- <text:span text:style-name="T59">pages that tried and failed to be included in block #X-1 are submitted for inclusion in block #X, or abandoned - perhaps their closing deadline has passed?</text:span></text:p>
      <text:p text:style-name="P71">-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71"><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70">- <text:span text:style-name="T59">deadline for underwriters to countersign the apparent winning block #X</text:span></text:p>
      <text:p text:style-name="P70">- <text:span text:style-name="T59">end of chain block #X decided</text:span></text:p>
      <text:p text:style-name="P72">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3">1) The winning block is the block with the most valid residual value.</text:p>
      <text:p text:style-name="P73">2) Residual value of a block is the sum of the residual value of all its pages which have been completely countersigned by their underwriters.</text:p>
      <text:p text:style-name="P73">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74">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4"><text:tab/>a) will be obvious to any actor who is paying attention to the real-time block development process</text:p>
      <text:p text:style-name="P75"><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35"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36" text:outline-level="2">Use Cases</text:h>
      <text:h text:style-name="P142"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43"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25">Remember, this is crypto-currency</text:p>
      <text:list xml:id="list2960743514485908311" text:style-name="L1">
        <text:list-item>
          <text:p text:style-name="P126">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89"/>
      <text:p text:style-name="P1"/>
      <text:p text:style-name="P1"/>
      <text:p text:style-name="P1"/>
      <text:p text:style-name="P1"><text:soft-page-break/></text:p>
      <text:p text:style-name="P60"/>
      <text:h text:style-name="P137"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6">Initial prototype: on RabbitMQ to demonstrate the underwriting system, resistance to exploits of the chain, etc.</text:p>
      <text:p text:style-name="P86">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8">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7"/>
      <text:p text:style-name="P5"/>
      <text:p text:style-name="P12"/>
      <text:h text:style-name="P138" text:outline-level="2">Whimsical Acronyms</text:h>
      <text:p text:style-name="P93">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3">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94">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94">Purity Of Essence (Price Of Exit, hat tip to Stanley <text:span text:style-name="T87">Kubrick</text:span>) – incentives to stay on the chain. </text:p>
      <text:p text:style-name="P93"/>
      <text:h text:style-name="P138" text:outline-level="2">Democratic? Extension Adoption</text:h>
      <text:p text:style-name="P95">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96">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96"/>
      <text:p text:style-name="P96"/>
      <text:h text:style-name="P138" text:outline-level="2">Chainweaving</text:h>
      <text:p text:style-name="P97">Thought experiment: if underwriters promise a single <text:span text:style-name="T89">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98">Does it matter if a new chain construction is proposed later? <text:s/>Not if all assignments are still represented in the new chain. <text:s/>When two chains are identical, except for some missing <text:span text:style-name="T90">assignments</text:span> on either side, we should be able to make a new chain end which incorporates the missing <text:span text:style-name="T90">assignments</text:span>. <text:s/>What becomes a problem is <text:span text:style-name="T90">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98"/>
      <text:p text:style-name="P98"/>
      <text:h text:style-name="P138" text:outline-level="2">Endgame</text:h>
      <text:p text:style-name="Quotations">I declare the end from the beginning, and from long ago what is not yet done, saying: My plan will take place, and I will do all My will.</text:p>
      <text:p text:style-name="P124">Issah 46:10 - Holman Christian Standard Bible</text:p>
      <text:p text:style-name="P99">To inform design of underlying data structures before they are coded, some vision/goal statements. <text:s/>From the perspective of asset organizer (wallet) software, a user should be able to simply manage <text:span text:style-name="T91">a variety of currencies and initiate transactions such as:</text:span></text:p>
      <text:p text:style-name="Quotations">Givers: <text:span text:style-name="T96">(Assigners)</text:span><text:tab/>Receivers: <text:span text:style-name="T96">(Assignees)</text:span></text:p>
      <text:p text:style-name="Quotations">Bob<text:tab/>20 <text:span text:style-name="T92">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1">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1">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4">exist </text:span>for this in most jurisdictions, <text:span text:style-name="T94">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3">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2">An extension of the peg to currency concept would be a peg to wall street, investment in, for instance, <text:span text:style-name="T95">a market index fund, or any single stock, etc.</text:span></text:p>
      <text:h text:style-name="Heading_20_2" text:outline-level="2"><text:soft-page-break/>Cross <text:span text:style-name="T95">chain</text:span> <text:span text:style-name="T95">Assignments</text:span></text:h>
      <text:p text:style-name="P103">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8">Maybe the underwriter gives a substantial discount for payment in PEG instead of other types of shares.</text:p></text:note-body></text:note> <text:s/>The underwriters' job is much more complex, but the basic transaction goes: <text:span text:style-name="T96">1) o</text:span>ffered and accepted by all parties <text:span text:style-name="T96">2)</text:span> underwriter <text:span text:style-name="T96">records a hash (similar to an error checker's proof) of the whole transaction on all 3 blockchains</text:span> <text:span text:style-name="T96">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04">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04">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04">Is step 3 really necessary? <text:s/>The underwriter could simply handle it – <text:span text:style-name="T97">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7">record all of these hashes, so any individual signer can tell if their signed version of the contract has been recorded.</text:span></text:p>
      <text:p text:style-name="P106">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8">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8"><text:note text:id="ftn43" text:note-class="footnote"><text:note-citation>43</text:note-citation><text:note-body><text:p text:style-name="P59">Assuming the flaky underwriter used valid shares to underwrite, the new underwriter will be able to lay claim to those shares with an error notice filed after the final recording deadline.</text:p></text:note-body></text:note></text:span><text:span text:style-name="T98">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05">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04"/>
      <text:h text:style-name="P138" text:outline-level="2">In a Minimalist Mood</text:h>
      <text:p text:style-name="P105">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0">(UTXO)</text:span> at the time of recording of the assignment. <text:s/>Sources of shares are found by public key, on a page, in a block, but do we need <text:s/>to specify two hashes and a public key? <text:s/><text:span text:style-name="T99">Really, only the public key is needed, but it would help to also provide the block that the key is contained in.</text:span></text:p>
      <text:p text:style-name="P108">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07">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3"/>
      <text:h text:style-name="P138" text:outline-level="2">Self Checking</text:h>
      <text:p text:style-name="P128">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1">created </text:span>identities.<text:note text:id="ftn0" text:note-class="footnote"><text:note-citation>44</text:note-citation><text:note-body><text:p text:style-name="P145">Bizarre thought: personal invitations, delivered by hand, could give additional newcomer perks.</text:p><text:p text:style-name="P145"/></text:note-body></text:note></text:p>
      <text:p text:style-name="P128">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44" text:outline-level="3">Collective cohesiveness</text:h>
      <text:p text:style-name="P129">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8"/>
      <text:p text:style-name="P103"/>
      <text:p text:style-name="P100"/>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2T23:07:47.315061981</dc:date>
    <meta:editing-duration>PT7H7M16S</meta:editing-duration>
    <meta:editing-cycles>39</meta:editing-cycles>
    <meta:generator>LibreOffice/5.0.2.2$Linux_X86_64 LibreOffice_project/00m0$Build-2</meta:generator>
    <meta:document-statistic meta:table-count="0" meta:image-count="0" meta:object-count="0" meta:page-count="29" meta:paragraph-count="208" meta:word-count="11952" meta:character-count="73701" meta:non-whitespace-character-count="61476"/>
  </office:meta>
</office:document-meta>
</file>